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402in"/>
    </style:style>
    <style:style style:name="ro1" style:family="table-row">
      <style:table-row-properties style:row-height="0.5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Okay">
      <style:table-cell-properties style:text-align-source="fix" style:repeat-content="false" fo:wrap-option="wrap" fo:border="0.06pt solid #000000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I27"/>
      <style:map style:condition="cell-content()&lt;[$'Macro Area'.$B$3]-100" style:apply-style-name="Neutral" style:base-cell-address="Programme.I27"/>
      <style:map style:condition="cell-content()&gt;[$'Macro Area'.$B$3]" style:apply-style-name="Bad" style:base-cell-address="Programme.I27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9"/>
        <table:table-column table:style-name="co5" table:number-columns-repeated="1019" table:default-cell-style-name="ce16"/>
        <table:table-row table:style-name="ro1">
          <table:table-cell table:style-name="ce3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Room Name</text:p>
          </table:table-cell>
          <table:table-cell table:style-name="ce3" office:value-type="string" calcext:value-type="string">
            <text:p>Occupants</text:p>
          </table:table-cell>
          <table:table-cell table:style-name="ce3" office:value-type="string" calcext:value-type="string">
            <text:p>No. of Rooms</text:p>
          </table:table-cell>
          <table:table-cell table:style-name="ce3" office:value-type="string" calcext:value-type="string">
            <text:p>Carpet Area in Sq. Mts.</text:p>
            <text:p>(a)</text:p>
          </table:table-cell>
          <table:table-cell table:style-name="ce3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Workspac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</text:p>
          </table:table-cell>
          <table:table-cell table:style-name="ce7" office:value-type="string" calcext:value-type="string">
            <text:p>Admin Office</text:p>
          </table:table-cell>
          <table:table-cell table:style-name="ce4" office:value-type="string" calcext:value-type="string">
            <text:p>Management Staff</text:p>
          </table:table-cell>
          <table:table-cell table:style-name="ce4" table:number-columns-repeated="2"/>
          <table:table-cell table:style-name="ce11" table:formula="of:=IF([.H3]&lt;&gt;0;[.H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Archive</text:p>
          </table:table-cell>
          <table:table-cell table:style-name="ce4" office:value-type="string" calcext:value-type="string">
            <text:p>Staff</text:p>
          </table:table-cell>
          <table:table-cell table:style-name="ce4" table:number-columns-repeated="2"/>
          <table:table-cell table:style-name="ce11" table:formula="of:=IF([.H4]&lt;&gt;0;[.H4]*1.2;TRIM(&quot;&quot;))">
            <text:p/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7" office:value-type="string" calcext:value-type="string">
            <text:p>Server Room</text:p>
          </table:table-cell>
          <table:table-cell table:style-name="ce4" office:value-type="string" calcext:value-type="string">
            <text:p>I.T. Department</text:p>
          </table:table-cell>
          <table:table-cell table:style-name="ce4" table:number-columns-repeated="2"/>
          <table:table-cell table:style-name="ce11" table:formula="of:=IF([.H5]&lt;&gt;0;[.H5]*1.2;TRIM(&quot;&quot;))">
            <text:p/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Workspaces</text:p>
          </table:table-cell>
          <table:table-cell table:style-name="ce8"/>
          <table:table-cell table:style-name="ce4" table:number-columns-repeated="3"/>
          <table:table-cell table:style-name="ce11" table:formula="of:=IF([.H7]&lt;&gt;0;[.H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/>
          <table:table-cell table:style-name="ce8"/>
          <table:table-cell table:style-name="ce4" table:number-columns-repeated="3"/>
          <table:table-cell table:style-name="ce11" table:formula="of:=IF([.H8]&lt;&gt;0;[.H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Private</text:p>
          </table:table-cell>
          <table:table-cell table:style-name="ce8"/>
          <table:table-cell table:style-name="ce4" table:number-columns-repeated="3"/>
          <table:table-cell table:style-name="ce11" table:formula="of:=IF([.H9]&lt;&gt;0;[.H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Semiprivate</text:p>
          </table:table-cell>
          <table:table-cell table:style-name="ce8"/>
          <table:table-cell table:style-name="ce4" table:number-columns-repeated="3"/>
          <table:table-cell table:style-name="ce11" table:formula="of:=IF([.H10]&lt;&gt;0;[.H1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 table:number-columns-repeated="2"/>
          <table:table-cell table:style-name="ce4" table:number-columns-repeated="3"/>
          <table:table-cell table:style-name="ce11" table:formula="of:=IF([.H11]&lt;&gt;0;[.H1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2]&lt;&gt;0;[.H12]*1.2;TRIM(&quot;&quot;))">
            <text:p/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eisur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oodcourt</text:p>
          </table:table-cell>
          <table:table-cell table:style-name="ce7" office:value-type="string" calcext:value-type="string">
            <text:p>Dining</text:p>
          </table:table-cell>
          <table:table-cell table:style-name="ce4" table:number-columns-repeated="3"/>
          <table:table-cell table:style-name="ce11" table:formula="of:=IF([.H13]&lt;&gt;0;[.H1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Big Kitchens</text:p>
          </table:table-cell>
          <table:table-cell table:style-name="ce4" table:number-columns-repeated="3"/>
          <table:table-cell table:style-name="ce11" table:formula="of:=IF([.H14]&lt;&gt;0;[.H1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Fast Food</text:p>
          </table:table-cell>
          <table:table-cell table:style-name="ce4" table:number-columns-repeated="3"/>
          <table:table-cell table:style-name="ce11" table:formula="of:=IF([.H15]&lt;&gt;0;[.H1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4" table:number-columns-repeated="3"/>
          <table:table-cell table:style-name="ce11" table:formula="of:=IF([.H16]&lt;&gt;0;[.H1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4" table:number-columns-repeated="3"/>
          <table:table-cell table:style-name="ce11" table:formula="of:=IF([.H17]&lt;&gt;0;[.H1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8]&lt;&gt;0;[.H1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9]&lt;&gt;0;[.H1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0]&lt;&gt;0;[.H2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1]&lt;&gt;0;[.H2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2]&lt;&gt;0;[.H22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3]&lt;&gt;0;[.H2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4]&lt;&gt;0;[.H2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5]&lt;&gt;0;[.H2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6]&lt;&gt;0;[.H2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office:value-type="string" calcext:value-type="string">
            <text:p>Total =</text:p>
          </table:table-cell>
          <table:table-cell table:style-name="ce4"/>
          <table:table-cell table:style-name="ce4" table:formula="of:=SUM([.H3:.H25])" office:value-type="float" office:value="0" calcext:value-type="float">
            <text:p>0</text:p>
          </table:table-cell>
          <table:table-cell table:style-name="ce12" table:formula="of:=SUM([.I3:.I2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28]&lt;&gt;0;[.H2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0" table:number-columns-spanned="4" table:number-rows-spanned="1"/>
          <table:covered-table-cell table:number-columns-repeated="3"/>
          <table:table-cell table:style-name="ce13"/>
          <table:table-cell table:number-columns-repeated="1015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Recreational Ground Reservation (LOS)</text:p>
          </table:table-cell>
          <table:table-cell table:number-columns-repeated="4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1]&lt;&gt;0;[.H3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2]&lt;&gt;0;[.H3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3]&lt;&gt;0;[.H3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4]&lt;&gt;0;[.H3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5]&lt;&gt;0;[.H3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6]&lt;&gt;0;[.H3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7]&lt;&gt;0;[.H3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8]&lt;&gt;0;[.H3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9]&lt;&gt;0;[.H3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0]&lt;&gt;0;[.H4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1]&lt;&gt;0;[.H4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2]&lt;&gt;0;[.H4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3]&lt;&gt;0;[.H4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4]&lt;&gt;0;[.H4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5]&lt;&gt;0;[.H4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6]&lt;&gt;0;[.H4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7]&lt;&gt;0;[.H4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8]&lt;&gt;0;[.H4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9]&lt;&gt;0;[.H4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0]&lt;&gt;0;[.H5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1]&lt;&gt;0;[.H5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2]&lt;&gt;0;[.H5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3]&lt;&gt;0;[.H5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4]&lt;&gt;0;[.H5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5]&lt;&gt;0;[.H55]*1.2;TRIM(&quot;&quot;))">
            <text:p/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I27:Programme.I27">
            <calcext:condition calcext:apply-style-name="Good" calcext:value="between([$'Macro Area'.$B$3]-100,[$'Macro Area'.$B$3]-1)" calcext:base-cell-address="Programme.I27"/>
            <calcext:condition calcext:apply-style-name="Neutral" calcext:value="&lt;[$'Macro Area'.$B$3]-100" calcext:base-cell-address="Programme.I27"/>
            <calcext:condition calcext:apply-style-name="Bad" calcext:value="&gt;[$'Macro Area'.$B$3]" calcext:base-cell-address="Programme.I27"/>
          </calcext:conditional-format>
        </calcext:conditional-formats>
      </table:table>
      <table:table table:name="Macro Area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FSI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8"/>
          <table:table-cell table:style-name="ce28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23:21:44.0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23:26:54.843000000</dc:date>
    <meta:editing-duration>PT45M33S</meta:editing-duration>
    <meta:editing-cycles>27</meta:editing-cycles>
    <meta:generator>LibreOffice/7.2.5.2$Windows_X86_64 LibreOffice_project/499f9727c189e6ef3471021d6132d4c694f357e5</meta:generator>
    <meta:document-statistic meta:table-count="2" meta:cell-count="91" meta:object-count="0"/>
  </office:meta>
</office:document-meta>
</file>